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 style:list-style-name="LS1">
      <style:paragraph-properties fo:margin-top="0cm" fo:margin-bottom="0cm" fo:line-height="115%" fo:break-before="auto" fo:break-after="auto" style:writing-mode="lr-tb"/>
    </style:style>
    <style:style style:name="P2" style:family="paragraph" style:parent-style-name="Standard" style:list-style-name="LS2">
      <style:paragraph-properties fo:margin-top="0cm" fo:margin-bottom="0cm" fo:line-height="115%" fo:break-before="auto" fo:break-after="auto" style:writing-mode="lr-tb"/>
    </style:style>
    <style:style style:name="P3" style:family="paragraph" style:parent-style-name="Standard" style:list-style-name="LS3">
      <style:paragraph-properties fo:margin-top="0cm" fo:margin-bottom="0cm" fo:line-height="115%" fo:break-before="auto" fo:break-after="auto" style:writing-mode="lr-tb"/>
    </style:style>
    <style:style style:name="P4" style:family="paragraph" style:parent-style-name="Standard" style:list-style-name="LS4">
      <style:paragraph-properties fo:margin-top="0cm" fo:margin-bottom="0cm" fo:line-height="115%" fo:break-before="auto" fo:break-after="auto" style:writing-mode="lr-tb"/>
    </style:style>
    <style:style style:name="P5" style:family="paragraph" style:parent-style-name="Standard">
      <style:paragraph-properties fo:line-height="115%" fo:break-before="auto" fo:break-after="auto" style:writing-mode="lr-tb"/>
    </style:style>
    <style:style style:name="P6" style:family="paragraph" style:parent-style-name="Standard">
      <style:paragraph-properties fo:line-height="115%" fo:break-before="auto" fo:break-after="auto" style:writing-mode="lr-tb"/>
      <style:text-properties style:font-name="Verdana" fo:font-size="8pt" fo:background-color="#ffffff" style:font-name-asian="Verdana" style:font-size-asian="8pt" style:font-name-complex="Verdana" style:font-size-complex="8pt"/>
    </style:style>
    <style:style style:name="P7" style:family="paragraph" style:parent-style-name="Standard">
      <style:paragraph-properties fo:margin-left="1.27cm" fo:margin-right="0cm" fo:line-height="115%" fo:text-indent="0cm" style:auto-text-indent="false" fo:break-before="auto" fo:break-after="auto" style:writing-mode="lr-tb"/>
    </style:style>
    <style:style style:name="P8" style:family="paragraph" style:parent-style-name="Standard">
      <style:paragraph-properties fo:margin-left="0cm" fo:margin-right="0cm" fo:line-height="115%" fo:text-indent="1.27cm" style:auto-text-indent="false" fo:break-before="auto" fo:break-after="auto" style:writing-mode="lr-tb"/>
    </style:style>
    <style:style style:name="P9" style:family="paragraph" style:parent-style-name="Standard">
      <style:paragraph-properties fo:margin-left="0cm" fo:margin-right="0cm" fo:line-height="115%" fo:text-indent="0cm" style:auto-text-indent="false" fo:break-before="auto" fo:break-after="auto" style:writing-mode="lr-tb"/>
    </style:style>
    <style:style style:name="P10" style:family="paragraph" style:parent-style-name="Title" style:master-page-name="Standard">
      <style:paragraph-properties fo:line-height="115%" style:page-number="auto" fo:break-before="auto" fo:break-after="auto" style:writing-mode="lr-tb"/>
    </style:style>
    <style:style style:name="P11" style:family="paragraph" style:parent-style-name="Heading_20_2">
      <style:paragraph-properties fo:line-height="115%" fo:break-before="auto" fo:break-after="auto" style:writing-mode="lr-tb"/>
    </style:style>
    <style:style style:name="P12" style:family="paragraph" style:parent-style-name="Heading_20_3">
      <style:paragraph-properties fo:line-height="115%" fo:break-before="auto" fo:break-after="auto" style:writing-mode="lr-tb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Verdana" fo:font-size="8pt" fo:font-weight="bold" fo:background-color="#ffffff" style:font-name-asian="Verdana" style:font-size-asian="8pt" style:font-weight-asian="bold" style:font-name-complex="Verdana" style:font-size-complex="8pt" style:font-weight-complex="bold"/>
    </style:style>
    <style:style style:name="T4" style:family="text">
      <style:text-properties style:font-name="Verdana" fo:font-size="8pt" fo:background-color="#ffffff" style:font-name-asian="Verdana" style:font-size-asian="8pt" style:font-name-complex="Verdana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bookmark-start text:name="h.cweglnza63tu"/>Testfall<text:bookmark-end text:name="h.cweglnza63tu"/> RetSys<text:bookmark-start text:name="id.wg9x8wwikpt2"/><text:bookmark-end text:name="id.wg9x8wwikpt2"/></text:p>
      <text:h text:style-name="P11" text:outline-level="10"><text:bookmark-start text:name="h.1vd8zt6jzrh9"/>TF<text:bookmark-end text:name="h.1vd8zt6jzrh9"/> <text:a xlink:type="simple" xlink:href="https://docs.google.com/document/d/1kghGhxnfJfTJy0a5XKND_J4SzOxsHpNTAh-y_2Mh7Ew/edit#heading=h.epdiykctdjot">AF</text:a><text:a xlink:type="simple" xlink:href="https://docs.google.com/document/d/1kghGhxnfJfTJy0a5XKND_J4SzOxsHpNTAh-y_2Mh7Ew/edit#heading=h.epdiykctdjot">1.1 </text:a><text:a xlink:type="simple" xlink:href="https://docs.google.com/document/d/1kghGhxnfJfTJy0a5XKND_J4SzOxsHpNTAh-y_2Mh7Ew/edit#heading=h.epdiykctdjot">Huvudscenario</text:a></text:h>
      <text:p text:style-name="P5">I detta testfall är målet att undersöka så att en enkel retur kan genomföras givet de olika returreglerna för: “Öppet köp”, “Garantiretur”, “Felaktig vara/Skada vid leverans”</text:p>
      <text:h text:style-name="P12" text:outline-level="10"><text:bookmark-start text:name="h.x79aziiftxpo"/>Förkrav<text:bookmark-end text:name="h.x79aziiftxpo"/></text:h>
      <text:p text:style-name="P5">Initialisera testmiljöns databas. Gå till testsidan: test.tid.nu. Logga in med anvnamn: nisse, lösen essin</text:p>
      <text:h text:style-name="P12" text:outline-level="10"><text:bookmark-start text:name="h.egfowxortgdq"/>Efterkrav<text:bookmark-end text:name="h.egfowxortgdq"/></text:h>
      <text:p text:style-name="P5">Kontrollera att ett nytt returärende med id 123_1 finns i databasen. När fler funktioner blir tillgängliga kan detta utökas till att kontrollera att returen finns tillgänglig för support, returhanterare och kunden själv.</text:p>
      <text:h text:style-name="P12" text:outline-level="10"><text:bookmark-start text:name="h.yle8c3xcpfmf"/>Scenario<text:bookmark-end text:name="h.yle8c3xcpfmf"/></text:h>
      <text:p text:style-name="P5">1. “Mitt Konto”:“Returnera Vara”</text:p>
      <text:p text:style-name="P5">4. 2 beställningar visas med beställnignsnummer: 123 och 456</text:p>
      <text:p text:style-name="P5">5. Välj beställning 123, välj vara “Casio Collection”</text:p>
      <text:p text:style-name="P5">6. <text:a xlink:type="simple" xlink:href="#id.j1b1yk5wkco3">Varuinformation</text:a><text:a xlink:type="simple" xlink:href="#id.j1b1yk5wkco3"> </text:a><text:a xlink:type="simple" xlink:href="#id.j1b1yk5wkco3">presenteras</text:a> med returskäl: “Öppet Köp”, “Garantiretur”, “Annat skäl”</text:p>
      <text:p text:style-name="P5">7. Välj 1 styck, Öppet köp och klicka “Returnera denna vara”</text:p>
      <text:p text:style-name="P5">8. Systemet visar att 1 styck Casio Collection skall returneras med öppet köp fraktkostnad 50 sek, tid 5 arbetsdagar.</text:p>
      <text:p text:style-name="P5">9. Klicka “Påbörja Retur”</text:p>
      <text:p text:style-name="P5">10. Returid 123_1 och en fraktsedel presenteras (skriv ut denna och kontrollera att den ser bra ut vid utskrift)</text:p>
      <text:p text:style-name="P5"/>
      <text:p text:style-name="P5">7a Välj “Garanti Retur”</text:p>
      <text:p text:style-name="P7">1. Systemet visar att 1 styck Casio Collection skall returneras med öppet köp fraktkostnad 50 sek, tid 10 arbetsdagar.</text:p>
      <text:p text:style-name="P7"><text:span text:style-name="T2">Gå till steg 9</text:span></text:p>
      <text:p text:style-name="P5"/>
      <text:p text:style-name="P5">5a Välj beställning 456, välj vara “Diesel Little Daddy”</text:p>
      <text:p text:style-name="P7">1. <text:a xlink:type="simple" xlink:href="#id.qfuzam5aoira">Varuinformation</text:a><text:a xlink:type="simple" xlink:href="#id.qfuzam5aoira"> </text:a><text:a xlink:type="simple" xlink:href="#id.qfuzam5aoira">presenteras</text:a> med returskäl “Felaktig vara/Skada vid leverans”, “Öppet Köp”, “Garantiretur”, “Annat skäl”</text:p>
      <text:p text:style-name="P8">2. Välj 1 styck, “Felaktig vara/Skada vid leverans” och klicka “Returnera denna vara”</text:p>
      <text:p text:style-name="P7">3. Systemet visar att 1 styck “Diesel Little Daddy” skall returneras p.g.a “Felaktig vara /Skada vid leverans”: fraktkostnad 50 sek, tid 5 arbetsdagar.</text:p>
      <text:p text:style-name="P7"><text:span text:style-name="T2">Gå till Steg 9</text:span><text:bookmark-start text:name="id.d5bzrkk7jq50"/><text:bookmark-end text:name="id.d5bzrkk7jq50"/></text:p>
      <text:h text:style-name="P11" text:outline-level="10"><text:bookmark-start text:name="h.cj3n51kuo9vi"/><text:soft-page-break/>TF<text:bookmark-end text:name="h.cj3n51kuo9vi"/> <text:a xlink:type="simple" xlink:href="https://docs.google.com/document/d/1kghGhxnfJfTJy0a5XKND_J4SzOxsHpNTAh-y_2Mh7Ew/edit#bookmark=id.xyao05r76c3v">AF</text:a><text:a xlink:type="simple" xlink:href="https://docs.google.com/document/d/1kghGhxnfJfTJy0a5XKND_J4SzOxsHpNTAh-y_2Mh7Ew/edit#bookmark=id.xyao05r76c3v">1.1 2</text:a><text:a xlink:type="simple" xlink:href="https://docs.google.com/document/d/1kghGhxnfJfTJy0a5XKND_J4SzOxsHpNTAh-y_2Mh7Ew/edit#bookmark=id.xyao05r76c3v">a</text:a><text:a xlink:type="simple" xlink:href="https://docs.google.com/document/d/1kghGhxnfJfTJy0a5XKND_J4SzOxsHpNTAh-y_2Mh7Ew/edit#bookmark=id.xyao05r76c3v"> </text:a><text:a xlink:type="simple" xlink:href="https://docs.google.com/document/d/1kghGhxnfJfTJy0a5XKND_J4SzOxsHpNTAh-y_2Mh7Ew/edit#bookmark=id.xyao05r76c3v">Order</text:a><text:a xlink:type="simple" xlink:href="https://docs.google.com/document/d/1kghGhxnfJfTJy0a5XKND_J4SzOxsHpNTAh-y_2Mh7Ew/edit#bookmark=id.xyao05r76c3v">/</text:a><text:a xlink:type="simple" xlink:href="https://docs.google.com/document/d/1kghGhxnfJfTJy0a5XKND_J4SzOxsHpNTAh-y_2Mh7Ew/edit#bookmark=id.xyao05r76c3v">Lager</text:a><text:a xlink:type="simple" xlink:href="https://docs.google.com/document/d/1kghGhxnfJfTJy0a5XKND_J4SzOxsHpNTAh-y_2Mh7Ew/edit#bookmark=id.xyao05r76c3v">/</text:a><text:a xlink:type="simple" xlink:href="https://docs.google.com/document/d/1kghGhxnfJfTJy0a5XKND_J4SzOxsHpNTAh-y_2Mh7Ew/edit#bookmark=id.xyao05r76c3v">Fakturering</text:a><text:a xlink:type="simple" xlink:href="https://docs.google.com/document/d/1kghGhxnfJfTJy0a5XKND_J4SzOxsHpNTAh-y_2Mh7Ew/edit#bookmark=id.xyao05r76c3v"> </text:a><text:a xlink:type="simple" xlink:href="https://docs.google.com/document/d/1kghGhxnfJfTJy0a5XKND_J4SzOxsHpNTAh-y_2Mh7Ew/edit#bookmark=id.xyao05r76c3v">Felhantering</text:a></text:h>
      <text:p text:style-name="P5">Testar felhantering vid kommunikation med order/lager/fakturering. Flexibel lösning behövs för att kunna ändra inställningar i RetSys för att få fel, kanske även en egen implementation som svarar med olika felmeddelanden.</text:p>
      <text:h text:style-name="P12" text:outline-level="10"><text:bookmark-start text:name="h.vdmhp6ooe9nw"/>Förkrav<text:bookmark-end text:name="h.vdmhp6ooe9nw"/></text:h>
      <text:p text:style-name="P5">Initialisera testmiljöns databas, ändra URL för kontaktförfrågan till Order/Lager/Fakturering till “https://olf.tid.nu/test_error”. Gå till testsidan: test.tid.nu.</text:p>
      <text:p text:style-name="P5">Logga in med anvnamn: nisse, lösen essin.</text:p>
      <text:h text:style-name="P12" text:outline-level="10"><text:bookmark-start text:name="h.p91u4e7swlno"/>Efterkrav<text:bookmark-end text:name="h.p91u4e7swlno"/></text:h>
      <text:p text:style-name="P5">Kontrollera att ett felmeddelande avseende felet har sparats i filen error.log med tidpunkt och kundid: 17</text:p>
      <text:h text:style-name="P12" text:outline-level="10"><text:bookmark-start text:name="h.93ynu9acyxe4"/>Scenario<text:bookmark-end text:name="h.93ynu9acyxe4"/></text:h>
      <text:p text:style-name="P5">1. “Mitt Konto”:“Returnera Vara”</text:p>
      <text:p text:style-name="P9">2. Felmeddelande.</text:p>
      <text:p text:style-name="P8"><text:bookmark-start text:name="id.30687wqol70p"/><text:bookmark-end text:name="id.30687wqol70p"/></text:p>
      <text:h text:style-name="P11" text:outline-level="10"><text:bookmark-start text:name="h.av2gqqhx980s"/>TF<text:bookmark-end text:name="h.av2gqqhx980s"/> <text:a xlink:type="simple" xlink:href="https://docs.google.com/document/d/1kghGhxnfJfTJy0a5XKND_J4SzOxsHpNTAh-y_2Mh7Ew/edit#bookmark=id.ltq78egzpfg2">AF</text:a><text:a xlink:type="simple" xlink:href="https://docs.google.com/document/d/1kghGhxnfJfTJy0a5XKND_J4SzOxsHpNTAh-y_2Mh7Ew/edit#bookmark=id.ltq78egzpfg2"> 1.1 4</text:a><text:a xlink:type="simple" xlink:href="https://docs.google.com/document/d/1kghGhxnfJfTJy0a5XKND_J4SzOxsHpNTAh-y_2Mh7Ew/edit#bookmark=id.ltq78egzpfg2">a</text:a><text:a xlink:type="simple" xlink:href="https://docs.google.com/document/d/1kghGhxnfJfTJy0a5XKND_J4SzOxsHpNTAh-y_2Mh7Ew/edit#bookmark=id.ltq78egzpfg2"> </text:a><text:a xlink:type="simple" xlink:href="https://docs.google.com/document/d/1kghGhxnfJfTJy0a5XKND_J4SzOxsHpNTAh-y_2Mh7Ew/edit#bookmark=id.ltq78egzpfg2">Inga</text:a><text:a xlink:type="simple" xlink:href="https://docs.google.com/document/d/1kghGhxnfJfTJy0a5XKND_J4SzOxsHpNTAh-y_2Mh7Ew/edit#bookmark=id.ltq78egzpfg2"> </text:a><text:a xlink:type="simple" xlink:href="https://docs.google.com/document/d/1kghGhxnfJfTJy0a5XKND_J4SzOxsHpNTAh-y_2Mh7Ew/edit#bookmark=id.ltq78egzpfg2">möjliga</text:a><text:a xlink:type="simple" xlink:href="https://docs.google.com/document/d/1kghGhxnfJfTJy0a5XKND_J4SzOxsHpNTAh-y_2Mh7Ew/edit#bookmark=id.ltq78egzpfg2"> </text:a><text:a xlink:type="simple" xlink:href="https://docs.google.com/document/d/1kghGhxnfJfTJy0a5XKND_J4SzOxsHpNTAh-y_2Mh7Ew/edit#bookmark=id.ltq78egzpfg2">returer</text:a></text:h>
      <text:p text:style-name="P9">Avser att testa så att ett supportärende kan hanteras om kunden har levererade beställningar men inga produkter som kan returneras givet gällande regler.</text:p>
      <text:p text:style-name="P5"><text:bookmark-start text:name="id.6tc5ndrsva0t"/><text:bookmark-end text:name="id.6tc5ndrsva0t"/></text:p>
      <text:h text:style-name="P11" text:outline-level="10"><text:bookmark-start text:name="h.fq98vt9thijx"/>TF<text:bookmark-end text:name="h.fq98vt9thijx"/> <text:a xlink:type="simple" xlink:href="https://docs.google.com/document/d/1kghGhxnfJfTJy0a5XKND_J4SzOxsHpNTAh-y_2Mh7Ew/edit#bookmark=id.t9jq5zd2ju50">AF</text:a><text:a xlink:type="simple" xlink:href="https://docs.google.com/document/d/1kghGhxnfJfTJy0a5XKND_J4SzOxsHpNTAh-y_2Mh7Ew/edit#bookmark=id.t9jq5zd2ju50"> 1.1 7</text:a><text:a xlink:type="simple" xlink:href="https://docs.google.com/document/d/1kghGhxnfJfTJy0a5XKND_J4SzOxsHpNTAh-y_2Mh7Ew/edit#bookmark=id.t9jq5zd2ju50">a</text:a><text:a xlink:type="simple" xlink:href="https://docs.google.com/document/d/1kghGhxnfJfTJy0a5XKND_J4SzOxsHpNTAh-y_2Mh7Ew/edit#bookmark=id.t9jq5zd2ju50">, 10</text:a><text:a xlink:type="simple" xlink:href="https://docs.google.com/document/d/1kghGhxnfJfTJy0a5XKND_J4SzOxsHpNTAh-y_2Mh7Ew/edit#bookmark=id.t9jq5zd2ju50">a</text:a><text:a xlink:type="simple" xlink:href="https://docs.google.com/document/d/1kghGhxnfJfTJy0a5XKND_J4SzOxsHpNTAh-y_2Mh7Ew/edit#bookmark=id.t9jq5zd2ju50"> </text:a><text:a xlink:type="simple" xlink:href="https://docs.google.com/document/d/1kghGhxnfJfTJy0a5XKND_J4SzOxsHpNTAh-y_2Mh7Ew/edit#bookmark=id.t9jq5zd2ju50">Annat</text:a><text:a xlink:type="simple" xlink:href="https://docs.google.com/document/d/1kghGhxnfJfTJy0a5XKND_J4SzOxsHpNTAh-y_2Mh7Ew/edit#bookmark=id.t9jq5zd2ju50"> </text:a><text:a xlink:type="simple" xlink:href="https://docs.google.com/document/d/1kghGhxnfJfTJy0a5XKND_J4SzOxsHpNTAh-y_2Mh7Ew/edit#bookmark=id.t9jq5zd2ju50">returskäl</text:a></text:h>
      <text:p text:style-name="P5">Avser att testa när kund väljer annat returskäl.</text:p>
      <text:p text:style-name="P5"><text:bookmark-start text:name="id.s5dupf1fo0o"/><text:bookmark-end text:name="id.s5dupf1fo0o"/></text:p>
      <text:h text:style-name="P11" text:outline-level="10"><text:bookmark-start text:name="h.5qbdcfsrgewh"/>TF<text:bookmark-end text:name="h.5qbdcfsrgewh"/> <text:span text:style-name="T1">AF</text:span><text:span text:style-name="T1"> 1.1 10</text:span><text:span text:style-name="T1">b</text:span><text:span text:style-name="T1">, 10</text:span><text:span text:style-name="T1">a</text:span><text:span text:style-name="T1">1</text:span><text:span text:style-name="T1">a</text:span><text:span text:style-name="T1"> </text:span><text:span text:style-name="T1">Felhantering</text:span><text:span text:style-name="T1"> </text:span><text:span text:style-name="T1">vid</text:span><text:span text:style-name="T1"> </text:span><text:span text:style-name="T1">skapande</text:span><text:span text:style-name="T1"> </text:span><text:span text:style-name="T1">av</text:span><text:span text:style-name="T1"> </text:span><text:span text:style-name="T1">retur</text:span></text:h>
      <text:p text:style-name="P9">Avser att testa när returen ej kunde skapas/sparas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itle" style:family="paragraph" style:parent-style-name="Standard" style:class="text">
      <style:paragraph-properties fo:margin-top="0.847cm" fo:margin-bottom="0.212cm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847cm" fo:margin-bottom="0.212cm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Subtitle" style:family="paragraph" style:parent-style-name="Standard" style:class="chapter">
      <style:paragraph-properties fo:margin-top="0.635cm" fo:margin-bottom="0.141cm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1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1Level2" text:bullet-char="■">
        <style:list-level-properties text:space-before="3.492cm" text:min-label-width="0.318cm"/>
        <style:text-properties style:font-name="Arial"/>
      </text:list-level-style-bullet>
      <text:list-level-style-bullet text:level="4" text:style-name="List1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1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1Level5" text:bullet-char="■">
        <style:list-level-properties text:space-before="7.302cm" text:min-label-width="0.318cm"/>
        <style:text-properties style:font-name="Arial"/>
      </text:list-level-style-bullet>
      <text:list-level-style-bullet text:level="7" text:style-name="List1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1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1Level8" text:bullet-char="■">
        <style:list-level-properties text:space-before="11.112cm" text:min-label-width="0.318cm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2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2Level2" text:bullet-char="■">
        <style:list-level-properties text:space-before="3.492cm" text:min-label-width="0.318cm"/>
        <style:text-properties style:font-name="Arial"/>
      </text:list-level-style-bullet>
      <text:list-level-style-bullet text:level="4" text:style-name="List2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2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2Level5" text:bullet-char="■">
        <style:list-level-properties text:space-before="7.302cm" text:min-label-width="0.318cm"/>
        <style:text-properties style:font-name="Arial"/>
      </text:list-level-style-bullet>
      <text:list-level-style-bullet text:level="7" text:style-name="List2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2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2Level8" text:bullet-char="■">
        <style:list-level-properties text:space-before="11.112cm" text:min-label-width="0.318cm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3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3Level2" text:bullet-char="■">
        <style:list-level-properties text:space-before="3.492cm" text:min-label-width="0.318cm"/>
        <style:text-properties style:font-name="Arial"/>
      </text:list-level-style-bullet>
      <text:list-level-style-bullet text:level="4" text:style-name="List3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3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3Level5" text:bullet-char="■">
        <style:list-level-properties text:space-before="7.302cm" text:min-label-width="0.318cm"/>
        <style:text-properties style:font-name="Arial"/>
      </text:list-level-style-bullet>
      <text:list-level-style-bullet text:level="7" text:style-name="List3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3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3Level8" text:bullet-char="■">
        <style:list-level-properties text:space-before="11.112cm" text:min-label-width="0.318cm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4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4Level2" text:bullet-char="■">
        <style:list-level-properties text:space-before="3.492cm" text:min-label-width="0.318cm"/>
        <style:text-properties style:font-name="Arial"/>
      </text:list-level-style-bullet>
      <text:list-level-style-bullet text:level="4" text:style-name="List4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4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4Level5" text:bullet-char="■">
        <style:list-level-properties text:space-before="7.302cm" text:min-label-width="0.318cm"/>
        <style:text-properties style:font-name="Arial"/>
      </text:list-level-style-bullet>
      <text:list-level-style-bullet text:level="7" text:style-name="List4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4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4Level8" text:bullet-char="■">
        <style:list-level-properties text:space-before="11.112cm" text:min-label-width="0.318cm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/>
    <meta:initial-creator/>
    <meta:editing-cycles>2</meta:editing-cycles>
    <meta:document-statistic meta:table-count="0" meta:image-count="0" meta:object-count="0" meta:page-count="2" meta:paragraph-count="40" meta:word-count="421" meta:character-count="2714"/>
    <dc:date>2014-01-02T13:15:04.64</dc:date>
    <meta:editing-duration>PT16H7M4S</meta:editing-duration>
  </office:meta>
</office:document-meta>
</file>